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260000021F98672DCFA6C7F3F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913cm" svg:height="10.774cm" svg:x="5.526cm" svg:y="9.75cm">
          <draw:image xlink:href="Pictures/10000000000002260000021F98672DCFA6C7F3F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4:41:25.984297865</meta:creation-date>
    <dc:date>2018-04-26T14:41:47.125229085</dc:date>
    <meta:editing-duration>PT21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